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7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0" style:family="paragraph" style:parent-style-name="Standard" style:list-style-name="WWNum4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2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13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14" style:family="paragraph" style:parent-style-name="Standard" style:list-style-name="WWNum3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5" style:family="paragraph" style:parent-style-name="Standard" style:list-style-name="WWNum4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6" style:family="paragraph" style:parent-style-name="Standard">
      <style:paragraph-properties fo:margin-top="0.1665in" fo:margin-bottom="0.1665in" loext:contextual-spacing="false" fo:line-height="100%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break-before="auto" fo:break-after="auto"/>
    </style:style>
    <style:style style:name="P22" style:family="paragraph" style:parent-style-name="Heading_20_1" style:list-style-name="WWNum2"/>
    <style:style style:name="P23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style:font-name="Calibri" fo:font-size="14pt" style:font-name-asian="Calibri1" style:font-size-asian="14pt" style:font-name-complex="Calibri1" style:font-size-complex="14pt"/>
    </style:style>
    <style:style style:name="T9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0" style:family="text">
      <style:text-properties fo:font-weight="bold" style:font-weight-asian="bold"/>
    </style:style>
    <style:style style:name="T11" style:family="text">
      <style:text-properties fo:color="#188038" style:font-name="Roboto Mono" style:font-name-asian="Roboto Mono1" style:font-name-complex="Roboto Mono1"/>
    </style:style>
    <style:style style:name="T12" style:family="text">
      <style:text-properties fo:color="#1155cc" style:text-underline-style="solid" style:text-underline-width="auto" style:text-underline-color="font-color"/>
    </style:style>
    <style:style style:name="T13" style:family="text">
      <style:text-properties fo:font-style="italic" style:font-style-asian="italic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bookmark text:name="_aczyuw2yex2w"/><text:span text:style-name="T1">Sistemas Informáticos</text:span><text:span text:style-name="T2"><text:line-break/></text:span><text:span text:style-name="T3">Unidad 05. Actividades no evaluables 01</text:span></text:p>
      <text:p text:style-name="P1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es: Sergi García, Alfredo Oltra</text:span><draw:frame draw:style-name="fr3" draw:name="image2.png" text:anchor-type="char" svg:x="3.3646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Septiembre 2025</text:span></text:p>
      <text:p text:style-name="P5"/>
      <text:p text:style-name="P4"><text:span text:style-name="T6">Unidad 05. Actividades no evaluables 01</text:span></text:p>
      <text:list xml:id="list2263395973" text:style-name="WWNum2">
        <text:list-item>
          <text:p text:style-name="P22"><text:bookmark text:name="_dbh0n1vac4c8"/>Ejercicio 01</text:p>
        </text:list-item>
      </text:list>
      <text:p text:style-name="Standard">Instala Lubuntu en una máquina virtual con las siguientes configuraciones:</text:p>
      <text:list xml:id="list1276870723" text:style-name="WWNum3">
        <text:list-item>
          <text:p text:style-name="P6">Instala Lubuntu en una máquina <text:span text:style-name="T10">VirtualBox</text:span> utilizando <text:span text:style-name="T10">dos discos duros</text:span>: <text:span text:style-name="T11">sda</text:span> (10 GB) y <text:span text:style-name="T11">sdb</text:span> (5 GB).</text:p>
        </text:list-item>
        <text:list-item>
          <text:p text:style-name="P9">Crea las siguientes particiones:</text:p>
          <text:list>
            <text:list-item>
              <text:p text:style-name="P14"><text:span text:style-name="T11">/</text:span> en <text:span text:style-name="T11">sda</text:span>, tamaño: 2<text:span text:style-name="T10">7 GB</text:span>.</text:p>
            </text:list-item>
            <text:list-item>
              <text:p text:style-name="P14"><text:span text:style-name="T10">Swap</text:span> en <text:span text:style-name="T11">sda</text:span>, tamaño: <text:span text:style-name="T10">1 GB</text:span>.</text:p>
            </text:list-item>
            <text:list-item>
              <text:p text:style-name="P14"><text:span text:style-name="T11">/home</text:span> en <text:span text:style-name="T11">sda</text:span>, tamaño: el resto del disco.</text:p>
            </text:list-item>
            <text:list-item>
              <text:p text:style-name="P14"><text:span text:style-name="T11">/var</text:span> en <text:span text:style-name="T11">sdb</text:span>, tamaño: <text:span text:style-name="T10">15 GB</text:span>.<text:line-break/></text:p>
            </text:list-item>
          </text:list>
        </text:list-item>
        <text:list-item>
          <text:p text:style-name="P12">Por último, crea un usuario cuyo <text:span text:style-name="T10">login</text:span> sea la primera letra de tu nombre más tu apellido completo.</text:p>
        </text:list-item>
      </text:list>
      <text:p text:style-name="P16">👉 Comparte si has tenido éxito 🙂 o, si tienes alguna duda, pregúntala en el foro.</text:p>
      <text:list xml:id="list3240710904179" text:continue-list="list2263395973" text:style-name="WWNum2">
        <text:list-item>
          <text:p text:style-name="P22"><text:bookmark text:name="_ho3rbzurp2tt"/>Ejercicio 02</text:p>
        </text:list-item>
      </text:list>
      <text:p text:style-name="P16">Usando <text:span text:style-name="T10">Docker</text:span>, crea un contenedor basado en la última imagen de <text:span text:style-name="T10">Ubuntu</text:span>. Puedes usarlo para investigar, probar a resolver ejercicios, etc.</text:p>
      <text:list xml:id="list3240461503349" text:continue-numbering="true" text:style-name="WWNum2">
        <text:list-item>
          <text:p text:style-name="P22"><text:bookmark text:name="_belq6v1guopr"/><text:soft-page-break/>Ejercicio 03</text:p>
        </text:list-item>
      </text:list>
      <text:p text:style-name="P16"><text:span text:style-name="T10">Instalación de aplicaciones:</text:span></text:p>
      <text:list xml:id="list2149524935" text:style-name="WWNum4">
        <text:list-item>
          <text:p text:style-name="P7">Usando <text:span text:style-name="T11">apt</text:span> en la terminal, instala:</text:p>
          <text:list>
            <text:list-item>
              <text:p text:style-name="P15"><text:span text:style-name="T10">vlc<text:line-break/></text:span></text:p>
            </text:list-item>
          </text:list>
        </text:list-item>
        <text:list-item>
          <text:p text:style-name="P10">Usando <text:span text:style-name="T10">Muon</text:span>, <text:span text:style-name="T10">Synaptic</text:span> u otro programa similar, instala:</text:p>
          <text:list>
            <text:list-item>
              <text:p text:style-name="P15"><text:span text:style-name="T10">chromium</text:span></text:p>
            </text:list-item>
          </text:list>
        </text:list-item>
        <text:list-item>
          <text:p text:style-name="P10">Usando <text:span text:style-name="T10">Snapd</text:span>, <text:span text:style-name="T10">Flatpak</text:span> u otro sistema similar, instala:</text:p>
          <text:list>
            <text:list-item>
              <text:p text:style-name="P15"><text:span text:style-name="T10">Visual Studio Code</text:span> 👉<text:a xlink:type="simple" xlink:href="https://code.visualstudio.com/" text:style-name="ListLabel_20_28" text:visited-style-name="ListLabel_20_28"> </text:a><text:a xlink:type="simple" xlink:href="https://code.visualstudio.com/" text:style-name="ListLabel_20_29" text:visited-style-name="ListLabel_20_29"><text:span text:style-name="T12">https://code.visualstudio.com/</text:span></text:a></text:p>
            </text:list-item>
          </text:list>
        </text:list-item>
      </text:list>
      <text:list xml:id="list3240886294999" text:continue-list="list3240461503349" text:style-name="WWNum2">
        <text:list-item>
          <text:p text:style-name="P22"><text:bookmark text:name="_hdo806v69uk0"/>Ejercicio 04</text:p>
        </text:list-item>
      </text:list>
      <text:p text:style-name="Standard">En tu carpeta personal (<text:span text:style-name="T10">home</text:span>), crea un archivo de texto llamado <text:span text:style-name="T11">MyFirstLinuxFile.txt</text:span>. Ábrelo y escribe el texto:<text:line-break/><text:line-break/> <text:span text:style-name="T11">I Like Linux</text:span></text:p>
      <text:p text:style-name="Standard">En tu carpeta personal (<text:span text:style-name="T10">home</text:span>), crea un archivo de texto llamado <text:span text:style-name="T11">myFirstLinuxFile.txt</text:span>. Ábrelo y escribe el texto:<text:line-break/><text:line-break/> <text:span text:style-name="T11">Wow</text:span></text:p>
      <text:p text:style-name="P16">👉 Responde a esta pregunta: ¿El sistema de archivos de Linux distingue mayúsculas y minúsculas (<text:span text:style-name="T13">case-sensitive</text:span>)?</text:p>
      <text:list xml:id="list3240371667647" text:continue-numbering="true" text:style-name="WWNum2">
        <text:list-item>
          <text:p text:style-name="P22"><text:bookmark text:name="_op12s0ocfhvl"/>Ejercicio 05</text:p>
        </text:list-item>
      </text:list>
      <text:p text:style-name="P16">Lee sobre las siguientes licencias:</text:p>
      <text:list xml:id="list627369157" text:style-name="WWNum1">
        <text:list-item>
          <text:p text:style-name="P8"><text:span text:style-name="T10">Licencia Pública General (GPL)</text:span></text:p>
        </text:list-item>
        <text:list-item>
          <text:p text:style-name="P11"><text:span text:style-name="T10">Licencia Apache</text:span></text:p>
        </text:list-item>
        <text:list-item>
          <text:p text:style-name="P13"><text:span text:style-name="T10">Licencia BSD</text:span></text:p>
        </text:list-item>
      </text:list>
      <text:p text:style-name="P16">y explica en el foro cuáles son sus principales diferencias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9" style:display-name="ListLabel 29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<text:tab/><text:tab/>Unidad 05. Linux</text:span></text:p>
      </style:header>
      <style:footer>
        <text:p text:style-name="MP4"><text:span text:style-name="MT1">CFGS DAM/DAW<text:tab/><text:tab/>Unidad 05 - Page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37" meta:word-count="286" meta:character-count="1701" meta:non-whitespace-character-count="1464"/>
    <meta:generator>LibreOfficeDev/6.0.5.2$Linux_X86_64 LibreOffice_project/</meta:generator>
  </office:meta>
</office:document-meta>
</file>